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D01E4DDD643441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09cm, 12.499cm, 20.535cm, 6.06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199cm" svg:height="8.836cm" svg:x="0.101cm" svg:y="0.1cm">
          <draw:image xlink:href="Pictures/10000000000005E8000007E03D01E4DDD643441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03T14:42:36.370779164</dc:date>
    <meta:editing-duration>PT3M39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